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entury Gothic" svg:font-family="'Century Gothic'"/>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miscShapeWipe" smil:subtype="cornersOut"/>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53cm" draw:fill="gradient" draw:fill-gradient-name="Gradient_20_3" draw:textarea-vertical-align="middle" draw:auto-grow-height="false" draw:fit-to-size="false" fo:min-height="0cm" fo:min-width="0cm" fo:padding-top="0.125cm" fo:padding-bottom="0.125cm" fo:padding-left="0.25cm" fo:padding-right="0.25cm" fo:wrap-option="wrap" draw:shadow="visible" draw:shadow-offset-x="0cm" draw:shadow-offset-y="0cm" draw:shadow-color="#000000" draw:shadow-opacity="60%"/>
    </style:style>
    <style:style style:name="gr2" style:family="graphic" style:parent-style-name="standard">
      <style:graphic-properties draw:stroke="none" svg:stroke-width="0.053cm" draw:fill="gradient" draw:fill-gradient-name="Gradient_20_4" draw:textarea-vertical-align="middle" draw:auto-grow-height="false" draw:fit-to-size="false" fo:min-height="0cm" fo:min-width="0cm" fo:padding-top="0.125cm" fo:padding-bottom="0.125cm" fo:padding-left="0.25cm" fo:padding-right="0.25cm" fo:wrap-option="wrap" draw:shadow="visible" draw:shadow-offset-x="0cm" draw:shadow-offset-y="0cm" draw:shadow-color="#000000" draw:shadow-opacity="60%"/>
    </style:style>
    <style:style style:name="gr3" style:family="graphic">
      <style:graphic-properties style:protect="size"/>
    </style:style>
    <style:style style:name="pr1" style:family="presentation" style:parent-style-name="Bookmark_20_Title_20_and_20_Content-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Bookmark_20_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Bookmark_20_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loext:graphic-properties draw:fill="gradient" draw:fill-gradient-name="Gradient_20_3"/>
      <style:paragraph-properties fo:text-align="start" style:font-independent-line-spacing="true"/>
      <style:text-properties fo:font-size="18pt"/>
    </style:style>
    <style:style style:name="P2" style:family="paragraph">
      <loext:graphic-properties draw:fill="gradient" draw:fill-gradient-name="Gradient_20_4"/>
      <style:paragraph-properties fo:text-align="start" style:font-independent-line-spacing="true"/>
      <style:text-properties fo:font-size="18pt"/>
    </style:style>
    <style:style style:name="P3"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 style:family="paragraph">
      <style:paragraph-properties fo:margin-top="0cm" fo:margin-bottom="0cm" fo:text-align="start"/>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bold" style:font-name-asian="+mn-ea" style:font-size-asian="12pt" style:font-style-asian="normal" style:font-weight-asian="bold" style:font-name-complex="+mn-cs" style:font-size-complex="12pt" style:font-style-complex="normal" style:font-weight-complex="bold"/>
    </style:style>
    <style:style style:name="T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mbria Math"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47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ookmark_20_Title_20_and_20_Content" presentation:presentation-page-layout-name="AL1T11" xml:id="id1" draw:id="id1">
        <office:forms form:automatic-focus="false" form:apply-design-mode="false"/>
        <draw:custom-shape draw:name="Freeform 24" draw:style-name="gr1" draw:text-style-name="P1" xml:id="id2" draw:id="id2" draw:layer="layout" svg:width="1.171cm" svg:height="1.567cm" svg:x="2.216cm" svg:y="13.208cm">
          <text:p/>
          <draw:enhanced-geometry draw:mirror-horizontal="false" draw:mirror-vertical="false" svg:viewBox="0 0 0 0" drawooo:sub-view-size="1352550 1809750" draw:text-areas="0 0 ?f58 ?f59" draw:type="ooxml-non-primitive" draw:enhanced-path="M 300038 1376362 C 213239 1376362 142875 1446726 142875 1533525 142875 1620324 213239 1690688 300038 1690688 386837 1690688 457201 1620324 457201 1533525 457201 1446726 386837 1376362 300038 1376362 Z M 1052513 1376361 C 965714 1376361 895350 1446725 895350 1533524 895350 1620323 965714 1690687 1052513 1690687 1139312 1690687 1209676 1620323 1209676 1533524 1209676 1446725 1139312 1376361 1052513 1376361 Z M 676273 556258 C 583688 556258 508633 631313 508633 723898 508633 816483 583688 891538 676273 891538 768858 891538 843913 816483 843913 723898 843913 631313 768858 556258 676273 556258 Z M 676274 266700 C 928778 266700 1133473 471395 1133473 723899 1133473 976403 928778 1181098 676274 1181098 423770 1181098 219075 976403 219075 723899 219075 471395 423770 266700 676274 266700 Z M 676275 190500 C 381686 190500 142875 429311 142875 723900 142875 1018489 381686 1257300 676275 1257300 970864 1257300 1209675 1018489 1209675 723900 1209675 429311 970864 190500 676275 190500 Z M 0 0 L 1352550 0 1352550 1809750 0 1809750 Z N">
            <draw:equation draw:name="f0" draw:formula="300038*logwidth/1352550"/>
            <draw:equation draw:name="f1" draw:formula="1376362*logheight/1809750"/>
            <draw:equation draw:name="f2" draw:formula="142875*logwidth/1352550"/>
            <draw:equation draw:name="f3" draw:formula="1533525*logheight/1809750"/>
            <draw:equation draw:name="f4" draw:formula="300038*logwidth/1352550"/>
            <draw:equation draw:name="f5" draw:formula="1690688*logheight/1809750"/>
            <draw:equation draw:name="f6" draw:formula="457201*logwidth/1352550"/>
            <draw:equation draw:name="f7" draw:formula="1533525*logheight/1809750"/>
            <draw:equation draw:name="f8" draw:formula="300038*logwidth/1352550"/>
            <draw:equation draw:name="f9" draw:formula="1376362*logheight/1809750"/>
            <draw:equation draw:name="f10" draw:formula="1052513*logwidth/1352550"/>
            <draw:equation draw:name="f11" draw:formula="1376361*logheight/1809750"/>
            <draw:equation draw:name="f12" draw:formula="895350*logwidth/1352550"/>
            <draw:equation draw:name="f13" draw:formula="1533524*logheight/1809750"/>
            <draw:equation draw:name="f14" draw:formula="1052513*logwidth/1352550"/>
            <draw:equation draw:name="f15" draw:formula="1690687*logheight/1809750"/>
            <draw:equation draw:name="f16" draw:formula="1209676*logwidth/1352550"/>
            <draw:equation draw:name="f17" draw:formula="1533524*logheight/1809750"/>
            <draw:equation draw:name="f18" draw:formula="1052513*logwidth/1352550"/>
            <draw:equation draw:name="f19" draw:formula="1376361*logheight/1809750"/>
            <draw:equation draw:name="f20" draw:formula="676273*logwidth/1352550"/>
            <draw:equation draw:name="f21" draw:formula="556258*logheight/1809750"/>
            <draw:equation draw:name="f22" draw:formula="508633*logwidth/1352550"/>
            <draw:equation draw:name="f23" draw:formula="723898*logheight/1809750"/>
            <draw:equation draw:name="f24" draw:formula="676273*logwidth/1352550"/>
            <draw:equation draw:name="f25" draw:formula="891538*logheight/1809750"/>
            <draw:equation draw:name="f26" draw:formula="843913*logwidth/1352550"/>
            <draw:equation draw:name="f27" draw:formula="723898*logheight/1809750"/>
            <draw:equation draw:name="f28" draw:formula="676273*logwidth/1352550"/>
            <draw:equation draw:name="f29" draw:formula="556258*logheight/1809750"/>
            <draw:equation draw:name="f30" draw:formula="676274*logwidth/1352550"/>
            <draw:equation draw:name="f31" draw:formula="266700*logheight/1809750"/>
            <draw:equation draw:name="f32" draw:formula="1133473*logwidth/1352550"/>
            <draw:equation draw:name="f33" draw:formula="723899*logheight/1809750"/>
            <draw:equation draw:name="f34" draw:formula="676274*logwidth/1352550"/>
            <draw:equation draw:name="f35" draw:formula="1181098*logheight/1809750"/>
            <draw:equation draw:name="f36" draw:formula="219075*logwidth/1352550"/>
            <draw:equation draw:name="f37" draw:formula="723899*logheight/1809750"/>
            <draw:equation draw:name="f38" draw:formula="676274*logwidth/1352550"/>
            <draw:equation draw:name="f39" draw:formula="266700*logheight/1809750"/>
            <draw:equation draw:name="f40" draw:formula="676275*logwidth/1352550"/>
            <draw:equation draw:name="f41" draw:formula="190500*logheight/1809750"/>
            <draw:equation draw:name="f42" draw:formula="142875*logwidth/1352550"/>
            <draw:equation draw:name="f43" draw:formula="723900*logheight/1809750"/>
            <draw:equation draw:name="f44" draw:formula="676275*logwidth/1352550"/>
            <draw:equation draw:name="f45" draw:formula="1257300*logheight/1809750"/>
            <draw:equation draw:name="f46" draw:formula="1209675*logwidth/1352550"/>
            <draw:equation draw:name="f47" draw:formula="723900*logheight/1809750"/>
            <draw:equation draw:name="f48" draw:formula="676275*logwidth/1352550"/>
            <draw:equation draw:name="f49" draw:formula="190500*logheight/1809750"/>
            <draw:equation draw:name="f50" draw:formula="0*logwidth/1352550"/>
            <draw:equation draw:name="f51" draw:formula="0*logheight/1809750"/>
            <draw:equation draw:name="f52" draw:formula="1352550*logwidth/1352550"/>
            <draw:equation draw:name="f53" draw:formula="0*logheight/1809750"/>
            <draw:equation draw:name="f54" draw:formula="1352550*logwidth/1352550"/>
            <draw:equation draw:name="f55" draw:formula="1809750*logheight/1809750"/>
            <draw:equation draw:name="f56" draw:formula="0*logwidth/1352550"/>
            <draw:equation draw:name="f57" draw:formula="1809750*logheight/1809750"/>
            <draw:equation draw:name="f58" draw:formula="logwidth"/>
            <draw:equation draw:name="f59" draw:formula="logheight"/>
          </draw:enhanced-geometry>
        </draw:custom-shape>
        <draw:custom-shape draw:name="Freeform 26" draw:style-name="gr2" draw:text-style-name="P2" xml:id="id3" draw:id="id3" draw:layer="layout" svg:width="2.332cm" svg:height="1.567cm" svg:x="4.811cm" svg:y="13.208cm">
          <text:p/>
          <draw:enhanced-geometry draw:mirror-horizontal="true" draw:mirror-vertical="false" svg:viewBox="0 0 0 0" drawooo:sub-view-size="979612 658446" draw:text-areas="0 0 ?f98 ?f99" draw:type="ooxml-non-primitive" draw:enhanced-path="M 626694 500766 C 658274 500766 683875 526366 683875 557947 683875 589527 658274 615128 626694 615128 595113 615128 569513 589527 569513 557947 569513 526366 595113 500766 626694 500766 Z M 352919 500765 C 384499 500765 410100 526366 410100 557946 410100 589527 384499 615127 352919 615127 321338 615127 295737 589527 295737 557946 295737 526366 321338 500765 352919 500765 Z M 489807 202385 C 523492 202385 550800 229692 550800 263378 550800 297063 523492 324371 489807 324371 456122 324371 428814 297063 428814 263378 428814 229692 456122 202385 489807 202385 Z M 175791 200142 C 137652 200142 106735 246628 106735 303972 106735 361316 137652 407802 175791 407802 154055 383291 141263 344823 141263 303972 141263 263120 154055 224653 175791 200142 Z M 803821 200142 C 825557 224653 838349 263120 838349 303972 838349 344823 825557 383291 803821 407802 841960 407802 872877 361316 872877 303972 872877 246628 841960 200142 803821 200142 Z M 489807 97034 C 397937 97034 323463 171509 323463 263378 323463 355247 397937 429722 489807 429722 581676 429722 656151 355247 656151 263378 656151 171509 581676 97034 489807 97034 Z M 139849 93700 C 62613 93700 0 187842 0 303971 0 420100 62613 514242 139849 514242 80774 482466 41350 398306 41350 303971 41350 209636 80774 125476 139849 93700 Z M 839763 93700 C 898838 125476 938262 209636 938262 303971 938262 398306 898838 482466 839763 514242 916999 514242 979612 420100 979612 303971 979612 187842 916999 93700 839763 93700 Z M 489806 69310 C 596987 69310 683875 156198 683875 263379 683875 370560 596987 457447 489806 457447 382625 457447 295738 370560 295738 263379 295738 156198 382625 69310 489806 69310 Z M 735857 0 L 243755 0 243755 658446 735857 658446 Z N">
            <draw:equation draw:name="f0" draw:formula="626694*logwidth/979612"/>
            <draw:equation draw:name="f1" draw:formula="500766*logheight/658446"/>
            <draw:equation draw:name="f2" draw:formula="683875*logwidth/979612"/>
            <draw:equation draw:name="f3" draw:formula="557947*logheight/658446"/>
            <draw:equation draw:name="f4" draw:formula="626694*logwidth/979612"/>
            <draw:equation draw:name="f5" draw:formula="615128*logheight/658446"/>
            <draw:equation draw:name="f6" draw:formula="569513*logwidth/979612"/>
            <draw:equation draw:name="f7" draw:formula="557947*logheight/658446"/>
            <draw:equation draw:name="f8" draw:formula="626694*logwidth/979612"/>
            <draw:equation draw:name="f9" draw:formula="500766*logheight/658446"/>
            <draw:equation draw:name="f10" draw:formula="352919*logwidth/979612"/>
            <draw:equation draw:name="f11" draw:formula="500765*logheight/658446"/>
            <draw:equation draw:name="f12" draw:formula="410100*logwidth/979612"/>
            <draw:equation draw:name="f13" draw:formula="557946*logheight/658446"/>
            <draw:equation draw:name="f14" draw:formula="352919*logwidth/979612"/>
            <draw:equation draw:name="f15" draw:formula="615127*logheight/658446"/>
            <draw:equation draw:name="f16" draw:formula="295737*logwidth/979612"/>
            <draw:equation draw:name="f17" draw:formula="557946*logheight/658446"/>
            <draw:equation draw:name="f18" draw:formula="352919*logwidth/979612"/>
            <draw:equation draw:name="f19" draw:formula="500765*logheight/658446"/>
            <draw:equation draw:name="f20" draw:formula="489807*logwidth/979612"/>
            <draw:equation draw:name="f21" draw:formula="202385*logheight/658446"/>
            <draw:equation draw:name="f22" draw:formula="550800*logwidth/979612"/>
            <draw:equation draw:name="f23" draw:formula="263378*logheight/658446"/>
            <draw:equation draw:name="f24" draw:formula="489807*logwidth/979612"/>
            <draw:equation draw:name="f25" draw:formula="324371*logheight/658446"/>
            <draw:equation draw:name="f26" draw:formula="428814*logwidth/979612"/>
            <draw:equation draw:name="f27" draw:formula="263378*logheight/658446"/>
            <draw:equation draw:name="f28" draw:formula="489807*logwidth/979612"/>
            <draw:equation draw:name="f29" draw:formula="202385*logheight/658446"/>
            <draw:equation draw:name="f30" draw:formula="175791*logwidth/979612"/>
            <draw:equation draw:name="f31" draw:formula="200142*logheight/658446"/>
            <draw:equation draw:name="f32" draw:formula="106735*logwidth/979612"/>
            <draw:equation draw:name="f33" draw:formula="303972*logheight/658446"/>
            <draw:equation draw:name="f34" draw:formula="175791*logwidth/979612"/>
            <draw:equation draw:name="f35" draw:formula="407802*logheight/658446"/>
            <draw:equation draw:name="f36" draw:formula="141263*logwidth/979612"/>
            <draw:equation draw:name="f37" draw:formula="303972*logheight/658446"/>
            <draw:equation draw:name="f38" draw:formula="175791*logwidth/979612"/>
            <draw:equation draw:name="f39" draw:formula="200142*logheight/658446"/>
            <draw:equation draw:name="f40" draw:formula="803821*logwidth/979612"/>
            <draw:equation draw:name="f41" draw:formula="200142*logheight/658446"/>
            <draw:equation draw:name="f42" draw:formula="838349*logwidth/979612"/>
            <draw:equation draw:name="f43" draw:formula="303972*logheight/658446"/>
            <draw:equation draw:name="f44" draw:formula="803821*logwidth/979612"/>
            <draw:equation draw:name="f45" draw:formula="407802*logheight/658446"/>
            <draw:equation draw:name="f46" draw:formula="872877*logwidth/979612"/>
            <draw:equation draw:name="f47" draw:formula="303972*logheight/658446"/>
            <draw:equation draw:name="f48" draw:formula="803821*logwidth/979612"/>
            <draw:equation draw:name="f49" draw:formula="200142*logheight/658446"/>
            <draw:equation draw:name="f50" draw:formula="489807*logwidth/979612"/>
            <draw:equation draw:name="f51" draw:formula="97034*logheight/658446"/>
            <draw:equation draw:name="f52" draw:formula="323463*logwidth/979612"/>
            <draw:equation draw:name="f53" draw:formula="263378*logheight/658446"/>
            <draw:equation draw:name="f54" draw:formula="489807*logwidth/979612"/>
            <draw:equation draw:name="f55" draw:formula="429722*logheight/658446"/>
            <draw:equation draw:name="f56" draw:formula="656151*logwidth/979612"/>
            <draw:equation draw:name="f57" draw:formula="263378*logheight/658446"/>
            <draw:equation draw:name="f58" draw:formula="489807*logwidth/979612"/>
            <draw:equation draw:name="f59" draw:formula="97034*logheight/658446"/>
            <draw:equation draw:name="f60" draw:formula="139849*logwidth/979612"/>
            <draw:equation draw:name="f61" draw:formula="93700*logheight/658446"/>
            <draw:equation draw:name="f62" draw:formula="0*logwidth/979612"/>
            <draw:equation draw:name="f63" draw:formula="303971*logheight/658446"/>
            <draw:equation draw:name="f64" draw:formula="139849*logwidth/979612"/>
            <draw:equation draw:name="f65" draw:formula="514242*logheight/658446"/>
            <draw:equation draw:name="f66" draw:formula="41350*logwidth/979612"/>
            <draw:equation draw:name="f67" draw:formula="303971*logheight/658446"/>
            <draw:equation draw:name="f68" draw:formula="139849*logwidth/979612"/>
            <draw:equation draw:name="f69" draw:formula="93700*logheight/658446"/>
            <draw:equation draw:name="f70" draw:formula="839763*logwidth/979612"/>
            <draw:equation draw:name="f71" draw:formula="93700*logheight/658446"/>
            <draw:equation draw:name="f72" draw:formula="938262*logwidth/979612"/>
            <draw:equation draw:name="f73" draw:formula="303971*logheight/658446"/>
            <draw:equation draw:name="f74" draw:formula="839763*logwidth/979612"/>
            <draw:equation draw:name="f75" draw:formula="514242*logheight/658446"/>
            <draw:equation draw:name="f76" draw:formula="979612*logwidth/979612"/>
            <draw:equation draw:name="f77" draw:formula="303971*logheight/658446"/>
            <draw:equation draw:name="f78" draw:formula="839763*logwidth/979612"/>
            <draw:equation draw:name="f79" draw:formula="93700*logheight/658446"/>
            <draw:equation draw:name="f80" draw:formula="489806*logwidth/979612"/>
            <draw:equation draw:name="f81" draw:formula="69310*logheight/658446"/>
            <draw:equation draw:name="f82" draw:formula="683875*logwidth/979612"/>
            <draw:equation draw:name="f83" draw:formula="263379*logheight/658446"/>
            <draw:equation draw:name="f84" draw:formula="489806*logwidth/979612"/>
            <draw:equation draw:name="f85" draw:formula="457447*logheight/658446"/>
            <draw:equation draw:name="f86" draw:formula="295738*logwidth/979612"/>
            <draw:equation draw:name="f87" draw:formula="263379*logheight/658446"/>
            <draw:equation draw:name="f88" draw:formula="489806*logwidth/979612"/>
            <draw:equation draw:name="f89" draw:formula="69310*logheight/658446"/>
            <draw:equation draw:name="f90" draw:formula="735857*logwidth/979612"/>
            <draw:equation draw:name="f91" draw:formula="0*logheight/658446"/>
            <draw:equation draw:name="f92" draw:formula="243755*logwidth/979612"/>
            <draw:equation draw:name="f93" draw:formula="0*logheight/658446"/>
            <draw:equation draw:name="f94" draw:formula="243755*logwidth/979612"/>
            <draw:equation draw:name="f95" draw:formula="658446*logheight/658446"/>
            <draw:equation draw:name="f96" draw:formula="735857*logwidth/979612"/>
            <draw:equation draw:name="f97" draw:formula="658446*logheight/658446"/>
            <draw:equation draw:name="f98" draw:formula="logwidth"/>
            <draw:equation draw:name="f99" draw:formula="logheight"/>
          </draw:enhanced-geometry>
        </draw:custom-shape>
        <draw:custom-shape draw:name="Freeform 27" draw:style-name="gr1" draw:text-style-name="P1" xml:id="id4" draw:id="id4" draw:layer="layout" svg:width="2.068cm" svg:height="1.433cm" svg:x="8.277cm" svg:y="13.275cm">
          <text:p/>
          <draw:enhanced-geometry draw:mirror-horizontal="false" draw:mirror-vertical="false" svg:viewBox="0 0 0 0" drawooo:sub-view-size="3352800 2324100" draw:text-areas="0 0 ?f56 ?f57" draw:type="ooxml-non-primitive" draw:enhanced-path="M 967740 1988820 L 1465614 1988820 1465614 2145205 C 1465614 2201921 1559986 2247899 1676400 2247899 1792815 2247899 1887187 2201921 1887187 2145205 L 1887187 1988820 2385060 1988820 2468880 2324100 883920 2324100 Z M 224790 207645 L 3128010 207645 3128010 1678305 224790 1678305 Z M 137160 102870 L 137160 1783080 3215640 1783080 3215640 102870 Z M 0 0 L 3352800 0 3352800 1885950 1831273 1885950 1831273 2117382 1828755 2117382 C 1828755 2156324 1759979 2187893 1675141 2187893 1590302 2187893 1521527 2156324 1521527 2117382 L 1524045 2105915 1524045 1885950 0 1885950 Z N">
            <draw:equation draw:name="f0" draw:formula="967740*logwidth/3352800"/>
            <draw:equation draw:name="f1" draw:formula="1988820*logheight/2324100"/>
            <draw:equation draw:name="f2" draw:formula="1465614*logwidth/3352800"/>
            <draw:equation draw:name="f3" draw:formula="1988820*logheight/2324100"/>
            <draw:equation draw:name="f4" draw:formula="1465614*logwidth/3352800"/>
            <draw:equation draw:name="f5" draw:formula="2145205*logheight/2324100"/>
            <draw:equation draw:name="f6" draw:formula="1676400*logwidth/3352800"/>
            <draw:equation draw:name="f7" draw:formula="2247899*logheight/2324100"/>
            <draw:equation draw:name="f8" draw:formula="1887187*logwidth/3352800"/>
            <draw:equation draw:name="f9" draw:formula="2145205*logheight/2324100"/>
            <draw:equation draw:name="f10" draw:formula="1887187*logwidth/3352800"/>
            <draw:equation draw:name="f11" draw:formula="1988820*logheight/2324100"/>
            <draw:equation draw:name="f12" draw:formula="2385060*logwidth/3352800"/>
            <draw:equation draw:name="f13" draw:formula="1988820*logheight/2324100"/>
            <draw:equation draw:name="f14" draw:formula="2468880*logwidth/3352800"/>
            <draw:equation draw:name="f15" draw:formula="2324100*logheight/2324100"/>
            <draw:equation draw:name="f16" draw:formula="883920*logwidth/3352800"/>
            <draw:equation draw:name="f17" draw:formula="2324100*logheight/2324100"/>
            <draw:equation draw:name="f18" draw:formula="224790*logwidth/3352800"/>
            <draw:equation draw:name="f19" draw:formula="207645*logheight/2324100"/>
            <draw:equation draw:name="f20" draw:formula="3128010*logwidth/3352800"/>
            <draw:equation draw:name="f21" draw:formula="207645*logheight/2324100"/>
            <draw:equation draw:name="f22" draw:formula="3128010*logwidth/3352800"/>
            <draw:equation draw:name="f23" draw:formula="1678305*logheight/2324100"/>
            <draw:equation draw:name="f24" draw:formula="224790*logwidth/3352800"/>
            <draw:equation draw:name="f25" draw:formula="1678305*logheight/2324100"/>
            <draw:equation draw:name="f26" draw:formula="137160*logwidth/3352800"/>
            <draw:equation draw:name="f27" draw:formula="102870*logheight/2324100"/>
            <draw:equation draw:name="f28" draw:formula="137160*logwidth/3352800"/>
            <draw:equation draw:name="f29" draw:formula="1783080*logheight/2324100"/>
            <draw:equation draw:name="f30" draw:formula="3215640*logwidth/3352800"/>
            <draw:equation draw:name="f31" draw:formula="1783080*logheight/2324100"/>
            <draw:equation draw:name="f32" draw:formula="3215640*logwidth/3352800"/>
            <draw:equation draw:name="f33" draw:formula="102870*logheight/2324100"/>
            <draw:equation draw:name="f34" draw:formula="0*logwidth/3352800"/>
            <draw:equation draw:name="f35" draw:formula="0*logheight/2324100"/>
            <draw:equation draw:name="f36" draw:formula="3352800*logwidth/3352800"/>
            <draw:equation draw:name="f37" draw:formula="0*logheight/2324100"/>
            <draw:equation draw:name="f38" draw:formula="3352800*logwidth/3352800"/>
            <draw:equation draw:name="f39" draw:formula="1885950*logheight/2324100"/>
            <draw:equation draw:name="f40" draw:formula="1831273*logwidth/3352800"/>
            <draw:equation draw:name="f41" draw:formula="1885950*logheight/2324100"/>
            <draw:equation draw:name="f42" draw:formula="1831273*logwidth/3352800"/>
            <draw:equation draw:name="f43" draw:formula="2117382*logheight/2324100"/>
            <draw:equation draw:name="f44" draw:formula="1828755*logwidth/3352800"/>
            <draw:equation draw:name="f45" draw:formula="2117382*logheight/2324100"/>
            <draw:equation draw:name="f46" draw:formula="1675141*logwidth/3352800"/>
            <draw:equation draw:name="f47" draw:formula="2187893*logheight/2324100"/>
            <draw:equation draw:name="f48" draw:formula="1521527*logwidth/3352800"/>
            <draw:equation draw:name="f49" draw:formula="2117382*logheight/2324100"/>
            <draw:equation draw:name="f50" draw:formula="1524045*logwidth/3352800"/>
            <draw:equation draw:name="f51" draw:formula="2105915*logheight/2324100"/>
            <draw:equation draw:name="f52" draw:formula="1524045*logwidth/3352800"/>
            <draw:equation draw:name="f53" draw:formula="1885950*logheight/2324100"/>
            <draw:equation draw:name="f54" draw:formula="0*logwidth/3352800"/>
            <draw:equation draw:name="f55" draw:formula="1885950*logheight/2324100"/>
            <draw:equation draw:name="f56" draw:formula="logwidth"/>
            <draw:equation draw:name="f57" draw:formula="logheight"/>
          </draw:enhanced-geometry>
        </draw:custom-shape>
        <draw:custom-shape draw:name="Freeform 28" draw:style-name="gr1" draw:text-style-name="P1" xml:id="id5" draw:id="id5" draw:layer="layout" svg:width="2.068cm" svg:height="1.433cm" svg:x="11.479cm" svg:y="13.275cm">
          <text:p/>
          <draw:enhanced-geometry draw:mirror-horizontal="false" draw:mirror-vertical="false" svg:viewBox="0 0 0 0" drawooo:sub-view-size="868680 602153" draw:text-areas="0 0 ?f334 ?f335" draw:type="ooxml-non-primitive" draw:enhanced-path="M 250733 515285 L 379727 515285 379727 555803 C 379727 570498 404178 582410 434340 582410 464502 582410 488953 570498 488953 555803 L 488953 515285 617947 515285 639664 602153 229016 602153 Z M 434195 320794 C 405984 320794 383115 325849 383115 332085 383115 334423 386331 336595 391838 338397 L 392531 338583 391838 338768 C 386331 340570 383115 342743 383115 345081 383115 347419 386331 349592 391838 351394 L 392531 351579 391838 351764 C 386331 353567 383115 355739 383115 358077 383115 360415 386331 362588 391838 364390 L 392531 364575 391838 364761 C 386331 366563 383115 368735 383115 371073 383115 373412 386331 375584 391838 377386 L 392531 377571 391838 377757 C 386331 379559 383115 381731 383115 384070 383115 387967 392048 391403 405636 393432 L 410485 394014 409851 395232 C 409851 400455 420751 404689 434195 404689 447640 404689 458540 400455 458540 395232 L 457906 394014 462755 393432 C 476343 391403 485276 387967 485276 384070 485276 381731 482060 379559 476552 377757 L 475860 377571 476552 377386 C 482060 375584 485276 373412 485276 371073 485276 368735 482060 366563 476552 364761 L 475860 364575 476552 364390 C 482060 362588 485276 360415 485276 358077 485276 355739 482060 353567 476552 351764 L 475860 351579 476552 351394 C 482060 349592 485276 347419 485276 345081 485276 342743 482060 340570 476552 338768 L 475860 338583 476552 338397 C 482060 336595 485276 334423 485276 332085 485276 325849 462407 320794 434195 320794 Z M 472268 214904 L 470904 218196 C 469762 219338 468184 220045 466440 220045 465569 220045 464738 219868 463983 219549 L 463059 218926 461994 221499 C 460851 222642 459273 223348 457530 223348 456658 223348 455828 223172 455072 222852 L 454756 222639 453789 224973 C 452647 226116 451069 226822 449325 226822 448454 226822 447623 226646 446868 226326 L 446590 226139 445634 228447 C 444491 229590 442913 230296 441170 230296 440298 230296 439468 230120 438712 229800 L 437865 229229 437865 312260 449174 312638 475306 215109 474645 215384 Z M 397676 214157 L 396396 214415 422682 312516 432669 312183 432669 231192 428509 229469 428411 229234 427570 229801 C 426815 230120 425985 230297 425113 230296 423370 230297 421791 229590 420649 228447 L 420297 227598 417967 228068 C 416224 228068 414646 227361 413503 226219 L 412643 224142 411187 224436 C 409444 224436 407866 223729 406723 222587 L 405400 219394 403687 219740 C 401944 219740 400365 219033 399223 217891 Z M 435112 83286 C 408864 83089 382541 92904 362365 112780 322011 152531 321523 217468 361274 257822 373269 270000 383743 283677 392694 298854 L 400947 314901 405543 314063 417380 312805 389706 209523 389963 209454 389706 208178 C 389706 204691 392532 201865 396019 201865 397762 201865 399340 202572 400483 203714 L 402030 207448 403687 207114 C 405430 207114 407009 207820 408151 208963 L 409474 212156 411187 211810 C 412930 211810 414509 212517 415651 213659 L 416511 215736 417967 215442 C 419710 215442 421289 216148 422431 217291 L 422783 218141 425113 217670 C 426856 217670 428435 218377 429577 219519 L 429675 219755 430515 219188 C 431271 218869 432101 218692 432973 218692 433844 218692 434675 218869 435430 219188 L 436534 219933 436706 219519 C 437848 218377 439426 217670 441170 217670 442041 217670 442872 217847 443627 218166 L 443905 218354 444861 216045 C 446004 214903 447582 214196 449325 214196 450197 214196 451027 214373 451783 214692 L 452099 214905 453066 212571 C 454208 211429 455786 210722 457530 210722 458401 210722 459232 210899 459987 211218 L 460910 211841 461976 209268 C 463119 208126 464697 207419 466440 207419 L 468817 207899 470181 204606 C 471323 203464 472901 202757 474645 202757 478131 202757 480958 205584 480958 209070 L 480934 209188 482183 209523 454407 313186 462662 314063 466155 314700 474280 299468 C 483459 284427 494138 270909 506315 258913 546669 219162 547158 154225 507407 113871 487531 93694 461359 83484 435112 83286 Z M 58241 53799 L 810439 53799 810439 434834 58241 434834 Z M 35537 26653 L 35537 461980 833143 461980 833143 26653 Z M 0 0 L 868680 0 868680 488633 474466 488633 474466 548594 473814 548594 C 473814 558684 455995 566863 434014 566863 412033 566863 394214 558684 394214 548594 L 394866 545623 394866 488633 0 488633 Z N">
            <draw:equation draw:name="f0" draw:formula="250733*logwidth/868680"/>
            <draw:equation draw:name="f1" draw:formula="515285*logheight/602153"/>
            <draw:equation draw:name="f2" draw:formula="379727*logwidth/868680"/>
            <draw:equation draw:name="f3" draw:formula="515285*logheight/602153"/>
            <draw:equation draw:name="f4" draw:formula="379727*logwidth/868680"/>
            <draw:equation draw:name="f5" draw:formula="555803*logheight/602153"/>
            <draw:equation draw:name="f6" draw:formula="434340*logwidth/868680"/>
            <draw:equation draw:name="f7" draw:formula="582410*logheight/602153"/>
            <draw:equation draw:name="f8" draw:formula="488953*logwidth/868680"/>
            <draw:equation draw:name="f9" draw:formula="555803*logheight/602153"/>
            <draw:equation draw:name="f10" draw:formula="488953*logwidth/868680"/>
            <draw:equation draw:name="f11" draw:formula="515285*logheight/602153"/>
            <draw:equation draw:name="f12" draw:formula="617947*logwidth/868680"/>
            <draw:equation draw:name="f13" draw:formula="515285*logheight/602153"/>
            <draw:equation draw:name="f14" draw:formula="639664*logwidth/868680"/>
            <draw:equation draw:name="f15" draw:formula="602153*logheight/602153"/>
            <draw:equation draw:name="f16" draw:formula="229016*logwidth/868680"/>
            <draw:equation draw:name="f17" draw:formula="602153*logheight/602153"/>
            <draw:equation draw:name="f18" draw:formula="434195*logwidth/868680"/>
            <draw:equation draw:name="f19" draw:formula="320794*logheight/602153"/>
            <draw:equation draw:name="f20" draw:formula="383115*logwidth/868680"/>
            <draw:equation draw:name="f21" draw:formula="332085*logheight/602153"/>
            <draw:equation draw:name="f22" draw:formula="391838*logwidth/868680"/>
            <draw:equation draw:name="f23" draw:formula="338397*logheight/602153"/>
            <draw:equation draw:name="f24" draw:formula="392531*logwidth/868680"/>
            <draw:equation draw:name="f25" draw:formula="338583*logheight/602153"/>
            <draw:equation draw:name="f26" draw:formula="391838*logwidth/868680"/>
            <draw:equation draw:name="f27" draw:formula="338768*logheight/602153"/>
            <draw:equation draw:name="f28" draw:formula="383115*logwidth/868680"/>
            <draw:equation draw:name="f29" draw:formula="345081*logheight/602153"/>
            <draw:equation draw:name="f30" draw:formula="391838*logwidth/868680"/>
            <draw:equation draw:name="f31" draw:formula="351394*logheight/602153"/>
            <draw:equation draw:name="f32" draw:formula="392531*logwidth/868680"/>
            <draw:equation draw:name="f33" draw:formula="351579*logheight/602153"/>
            <draw:equation draw:name="f34" draw:formula="391838*logwidth/868680"/>
            <draw:equation draw:name="f35" draw:formula="351764*logheight/602153"/>
            <draw:equation draw:name="f36" draw:formula="383115*logwidth/868680"/>
            <draw:equation draw:name="f37" draw:formula="358077*logheight/602153"/>
            <draw:equation draw:name="f38" draw:formula="391838*logwidth/868680"/>
            <draw:equation draw:name="f39" draw:formula="364390*logheight/602153"/>
            <draw:equation draw:name="f40" draw:formula="392531*logwidth/868680"/>
            <draw:equation draw:name="f41" draw:formula="364575*logheight/602153"/>
            <draw:equation draw:name="f42" draw:formula="391838*logwidth/868680"/>
            <draw:equation draw:name="f43" draw:formula="364761*logheight/602153"/>
            <draw:equation draw:name="f44" draw:formula="383115*logwidth/868680"/>
            <draw:equation draw:name="f45" draw:formula="371073*logheight/602153"/>
            <draw:equation draw:name="f46" draw:formula="391838*logwidth/868680"/>
            <draw:equation draw:name="f47" draw:formula="377386*logheight/602153"/>
            <draw:equation draw:name="f48" draw:formula="392531*logwidth/868680"/>
            <draw:equation draw:name="f49" draw:formula="377571*logheight/602153"/>
            <draw:equation draw:name="f50" draw:formula="391838*logwidth/868680"/>
            <draw:equation draw:name="f51" draw:formula="377757*logheight/602153"/>
            <draw:equation draw:name="f52" draw:formula="383115*logwidth/868680"/>
            <draw:equation draw:name="f53" draw:formula="384070*logheight/602153"/>
            <draw:equation draw:name="f54" draw:formula="405636*logwidth/868680"/>
            <draw:equation draw:name="f55" draw:formula="393432*logheight/602153"/>
            <draw:equation draw:name="f56" draw:formula="410485*logwidth/868680"/>
            <draw:equation draw:name="f57" draw:formula="394014*logheight/602153"/>
            <draw:equation draw:name="f58" draw:formula="409851*logwidth/868680"/>
            <draw:equation draw:name="f59" draw:formula="395232*logheight/602153"/>
            <draw:equation draw:name="f60" draw:formula="434195*logwidth/868680"/>
            <draw:equation draw:name="f61" draw:formula="404689*logheight/602153"/>
            <draw:equation draw:name="f62" draw:formula="458540*logwidth/868680"/>
            <draw:equation draw:name="f63" draw:formula="395232*logheight/602153"/>
            <draw:equation draw:name="f64" draw:formula="457906*logwidth/868680"/>
            <draw:equation draw:name="f65" draw:formula="394014*logheight/602153"/>
            <draw:equation draw:name="f66" draw:formula="462755*logwidth/868680"/>
            <draw:equation draw:name="f67" draw:formula="393432*logheight/602153"/>
            <draw:equation draw:name="f68" draw:formula="485276*logwidth/868680"/>
            <draw:equation draw:name="f69" draw:formula="384070*logheight/602153"/>
            <draw:equation draw:name="f70" draw:formula="476552*logwidth/868680"/>
            <draw:equation draw:name="f71" draw:formula="377757*logheight/602153"/>
            <draw:equation draw:name="f72" draw:formula="475860*logwidth/868680"/>
            <draw:equation draw:name="f73" draw:formula="377571*logheight/602153"/>
            <draw:equation draw:name="f74" draw:formula="476552*logwidth/868680"/>
            <draw:equation draw:name="f75" draw:formula="377386*logheight/602153"/>
            <draw:equation draw:name="f76" draw:formula="485276*logwidth/868680"/>
            <draw:equation draw:name="f77" draw:formula="371073*logheight/602153"/>
            <draw:equation draw:name="f78" draw:formula="476552*logwidth/868680"/>
            <draw:equation draw:name="f79" draw:formula="364761*logheight/602153"/>
            <draw:equation draw:name="f80" draw:formula="475860*logwidth/868680"/>
            <draw:equation draw:name="f81" draw:formula="364575*logheight/602153"/>
            <draw:equation draw:name="f82" draw:formula="476552*logwidth/868680"/>
            <draw:equation draw:name="f83" draw:formula="364390*logheight/602153"/>
            <draw:equation draw:name="f84" draw:formula="485276*logwidth/868680"/>
            <draw:equation draw:name="f85" draw:formula="358077*logheight/602153"/>
            <draw:equation draw:name="f86" draw:formula="476552*logwidth/868680"/>
            <draw:equation draw:name="f87" draw:formula="351764*logheight/602153"/>
            <draw:equation draw:name="f88" draw:formula="475860*logwidth/868680"/>
            <draw:equation draw:name="f89" draw:formula="351579*logheight/602153"/>
            <draw:equation draw:name="f90" draw:formula="476552*logwidth/868680"/>
            <draw:equation draw:name="f91" draw:formula="351394*logheight/602153"/>
            <draw:equation draw:name="f92" draw:formula="485276*logwidth/868680"/>
            <draw:equation draw:name="f93" draw:formula="345081*logheight/602153"/>
            <draw:equation draw:name="f94" draw:formula="476552*logwidth/868680"/>
            <draw:equation draw:name="f95" draw:formula="338768*logheight/602153"/>
            <draw:equation draw:name="f96" draw:formula="475860*logwidth/868680"/>
            <draw:equation draw:name="f97" draw:formula="338583*logheight/602153"/>
            <draw:equation draw:name="f98" draw:formula="476552*logwidth/868680"/>
            <draw:equation draw:name="f99" draw:formula="338397*logheight/602153"/>
            <draw:equation draw:name="f100" draw:formula="485276*logwidth/868680"/>
            <draw:equation draw:name="f101" draw:formula="332085*logheight/602153"/>
            <draw:equation draw:name="f102" draw:formula="434195*logwidth/868680"/>
            <draw:equation draw:name="f103" draw:formula="320794*logheight/602153"/>
            <draw:equation draw:name="f104" draw:formula="472268*logwidth/868680"/>
            <draw:equation draw:name="f105" draw:formula="214904*logheight/602153"/>
            <draw:equation draw:name="f106" draw:formula="470904*logwidth/868680"/>
            <draw:equation draw:name="f107" draw:formula="218196*logheight/602153"/>
            <draw:equation draw:name="f108" draw:formula="466440*logwidth/868680"/>
            <draw:equation draw:name="f109" draw:formula="220045*logheight/602153"/>
            <draw:equation draw:name="f110" draw:formula="463983*logwidth/868680"/>
            <draw:equation draw:name="f111" draw:formula="219549*logheight/602153"/>
            <draw:equation draw:name="f112" draw:formula="463059*logwidth/868680"/>
            <draw:equation draw:name="f113" draw:formula="218926*logheight/602153"/>
            <draw:equation draw:name="f114" draw:formula="461994*logwidth/868680"/>
            <draw:equation draw:name="f115" draw:formula="221499*logheight/602153"/>
            <draw:equation draw:name="f116" draw:formula="457530*logwidth/868680"/>
            <draw:equation draw:name="f117" draw:formula="223348*logheight/602153"/>
            <draw:equation draw:name="f118" draw:formula="455072*logwidth/868680"/>
            <draw:equation draw:name="f119" draw:formula="222852*logheight/602153"/>
            <draw:equation draw:name="f120" draw:formula="454756*logwidth/868680"/>
            <draw:equation draw:name="f121" draw:formula="222639*logheight/602153"/>
            <draw:equation draw:name="f122" draw:formula="453789*logwidth/868680"/>
            <draw:equation draw:name="f123" draw:formula="224973*logheight/602153"/>
            <draw:equation draw:name="f124" draw:formula="449325*logwidth/868680"/>
            <draw:equation draw:name="f125" draw:formula="226822*logheight/602153"/>
            <draw:equation draw:name="f126" draw:formula="446868*logwidth/868680"/>
            <draw:equation draw:name="f127" draw:formula="226326*logheight/602153"/>
            <draw:equation draw:name="f128" draw:formula="446590*logwidth/868680"/>
            <draw:equation draw:name="f129" draw:formula="226139*logheight/602153"/>
            <draw:equation draw:name="f130" draw:formula="445634*logwidth/868680"/>
            <draw:equation draw:name="f131" draw:formula="228447*logheight/602153"/>
            <draw:equation draw:name="f132" draw:formula="441170*logwidth/868680"/>
            <draw:equation draw:name="f133" draw:formula="230296*logheight/602153"/>
            <draw:equation draw:name="f134" draw:formula="438712*logwidth/868680"/>
            <draw:equation draw:name="f135" draw:formula="229800*logheight/602153"/>
            <draw:equation draw:name="f136" draw:formula="437865*logwidth/868680"/>
            <draw:equation draw:name="f137" draw:formula="229229*logheight/602153"/>
            <draw:equation draw:name="f138" draw:formula="437865*logwidth/868680"/>
            <draw:equation draw:name="f139" draw:formula="312260*logheight/602153"/>
            <draw:equation draw:name="f140" draw:formula="449174*logwidth/868680"/>
            <draw:equation draw:name="f141" draw:formula="312638*logheight/602153"/>
            <draw:equation draw:name="f142" draw:formula="475306*logwidth/868680"/>
            <draw:equation draw:name="f143" draw:formula="215109*logheight/602153"/>
            <draw:equation draw:name="f144" draw:formula="474645*logwidth/868680"/>
            <draw:equation draw:name="f145" draw:formula="215384*logheight/602153"/>
            <draw:equation draw:name="f146" draw:formula="397676*logwidth/868680"/>
            <draw:equation draw:name="f147" draw:formula="214157*logheight/602153"/>
            <draw:equation draw:name="f148" draw:formula="396396*logwidth/868680"/>
            <draw:equation draw:name="f149" draw:formula="214415*logheight/602153"/>
            <draw:equation draw:name="f150" draw:formula="422682*logwidth/868680"/>
            <draw:equation draw:name="f151" draw:formula="312516*logheight/602153"/>
            <draw:equation draw:name="f152" draw:formula="432669*logwidth/868680"/>
            <draw:equation draw:name="f153" draw:formula="312183*logheight/602153"/>
            <draw:equation draw:name="f154" draw:formula="432669*logwidth/868680"/>
            <draw:equation draw:name="f155" draw:formula="231192*logheight/602153"/>
            <draw:equation draw:name="f156" draw:formula="428509*logwidth/868680"/>
            <draw:equation draw:name="f157" draw:formula="229469*logheight/602153"/>
            <draw:equation draw:name="f158" draw:formula="428411*logwidth/868680"/>
            <draw:equation draw:name="f159" draw:formula="229234*logheight/602153"/>
            <draw:equation draw:name="f160" draw:formula="427570*logwidth/868680"/>
            <draw:equation draw:name="f161" draw:formula="229801*logheight/602153"/>
            <draw:equation draw:name="f162" draw:formula="425113*logwidth/868680"/>
            <draw:equation draw:name="f163" draw:formula="230296*logheight/602153"/>
            <draw:equation draw:name="f164" draw:formula="420649*logwidth/868680"/>
            <draw:equation draw:name="f165" draw:formula="228447*logheight/602153"/>
            <draw:equation draw:name="f166" draw:formula="420297*logwidth/868680"/>
            <draw:equation draw:name="f167" draw:formula="227598*logheight/602153"/>
            <draw:equation draw:name="f168" draw:formula="417967*logwidth/868680"/>
            <draw:equation draw:name="f169" draw:formula="228068*logheight/602153"/>
            <draw:equation draw:name="f170" draw:formula="413503*logwidth/868680"/>
            <draw:equation draw:name="f171" draw:formula="226219*logheight/602153"/>
            <draw:equation draw:name="f172" draw:formula="412643*logwidth/868680"/>
            <draw:equation draw:name="f173" draw:formula="224142*logheight/602153"/>
            <draw:equation draw:name="f174" draw:formula="411187*logwidth/868680"/>
            <draw:equation draw:name="f175" draw:formula="224436*logheight/602153"/>
            <draw:equation draw:name="f176" draw:formula="406723*logwidth/868680"/>
            <draw:equation draw:name="f177" draw:formula="222587*logheight/602153"/>
            <draw:equation draw:name="f178" draw:formula="405400*logwidth/868680"/>
            <draw:equation draw:name="f179" draw:formula="219394*logheight/602153"/>
            <draw:equation draw:name="f180" draw:formula="403687*logwidth/868680"/>
            <draw:equation draw:name="f181" draw:formula="219740*logheight/602153"/>
            <draw:equation draw:name="f182" draw:formula="399223*logwidth/868680"/>
            <draw:equation draw:name="f183" draw:formula="217891*logheight/602153"/>
            <draw:equation draw:name="f184" draw:formula="435112*logwidth/868680"/>
            <draw:equation draw:name="f185" draw:formula="83286*logheight/602153"/>
            <draw:equation draw:name="f186" draw:formula="362365*logwidth/868680"/>
            <draw:equation draw:name="f187" draw:formula="112780*logheight/602153"/>
            <draw:equation draw:name="f188" draw:formula="361274*logwidth/868680"/>
            <draw:equation draw:name="f189" draw:formula="257822*logheight/602153"/>
            <draw:equation draw:name="f190" draw:formula="392694*logwidth/868680"/>
            <draw:equation draw:name="f191" draw:formula="298854*logheight/602153"/>
            <draw:equation draw:name="f192" draw:formula="400947*logwidth/868680"/>
            <draw:equation draw:name="f193" draw:formula="314901*logheight/602153"/>
            <draw:equation draw:name="f194" draw:formula="405543*logwidth/868680"/>
            <draw:equation draw:name="f195" draw:formula="314063*logheight/602153"/>
            <draw:equation draw:name="f196" draw:formula="417380*logwidth/868680"/>
            <draw:equation draw:name="f197" draw:formula="312805*logheight/602153"/>
            <draw:equation draw:name="f198" draw:formula="389706*logwidth/868680"/>
            <draw:equation draw:name="f199" draw:formula="209523*logheight/602153"/>
            <draw:equation draw:name="f200" draw:formula="389963*logwidth/868680"/>
            <draw:equation draw:name="f201" draw:formula="209454*logheight/602153"/>
            <draw:equation draw:name="f202" draw:formula="389706*logwidth/868680"/>
            <draw:equation draw:name="f203" draw:formula="208178*logheight/602153"/>
            <draw:equation draw:name="f204" draw:formula="396019*logwidth/868680"/>
            <draw:equation draw:name="f205" draw:formula="201865*logheight/602153"/>
            <draw:equation draw:name="f206" draw:formula="400483*logwidth/868680"/>
            <draw:equation draw:name="f207" draw:formula="203714*logheight/602153"/>
            <draw:equation draw:name="f208" draw:formula="402030*logwidth/868680"/>
            <draw:equation draw:name="f209" draw:formula="207448*logheight/602153"/>
            <draw:equation draw:name="f210" draw:formula="403687*logwidth/868680"/>
            <draw:equation draw:name="f211" draw:formula="207114*logheight/602153"/>
            <draw:equation draw:name="f212" draw:formula="408151*logwidth/868680"/>
            <draw:equation draw:name="f213" draw:formula="208963*logheight/602153"/>
            <draw:equation draw:name="f214" draw:formula="409474*logwidth/868680"/>
            <draw:equation draw:name="f215" draw:formula="212156*logheight/602153"/>
            <draw:equation draw:name="f216" draw:formula="411187*logwidth/868680"/>
            <draw:equation draw:name="f217" draw:formula="211810*logheight/602153"/>
            <draw:equation draw:name="f218" draw:formula="415651*logwidth/868680"/>
            <draw:equation draw:name="f219" draw:formula="213659*logheight/602153"/>
            <draw:equation draw:name="f220" draw:formula="416511*logwidth/868680"/>
            <draw:equation draw:name="f221" draw:formula="215736*logheight/602153"/>
            <draw:equation draw:name="f222" draw:formula="417967*logwidth/868680"/>
            <draw:equation draw:name="f223" draw:formula="215442*logheight/602153"/>
            <draw:equation draw:name="f224" draw:formula="422431*logwidth/868680"/>
            <draw:equation draw:name="f225" draw:formula="217291*logheight/602153"/>
            <draw:equation draw:name="f226" draw:formula="422783*logwidth/868680"/>
            <draw:equation draw:name="f227" draw:formula="218141*logheight/602153"/>
            <draw:equation draw:name="f228" draw:formula="425113*logwidth/868680"/>
            <draw:equation draw:name="f229" draw:formula="217670*logheight/602153"/>
            <draw:equation draw:name="f230" draw:formula="429577*logwidth/868680"/>
            <draw:equation draw:name="f231" draw:formula="219519*logheight/602153"/>
            <draw:equation draw:name="f232" draw:formula="429675*logwidth/868680"/>
            <draw:equation draw:name="f233" draw:formula="219755*logheight/602153"/>
            <draw:equation draw:name="f234" draw:formula="430515*logwidth/868680"/>
            <draw:equation draw:name="f235" draw:formula="219188*logheight/602153"/>
            <draw:equation draw:name="f236" draw:formula="432973*logwidth/868680"/>
            <draw:equation draw:name="f237" draw:formula="218692*logheight/602153"/>
            <draw:equation draw:name="f238" draw:formula="435430*logwidth/868680"/>
            <draw:equation draw:name="f239" draw:formula="219188*logheight/602153"/>
            <draw:equation draw:name="f240" draw:formula="436534*logwidth/868680"/>
            <draw:equation draw:name="f241" draw:formula="219933*logheight/602153"/>
            <draw:equation draw:name="f242" draw:formula="436706*logwidth/868680"/>
            <draw:equation draw:name="f243" draw:formula="219519*logheight/602153"/>
            <draw:equation draw:name="f244" draw:formula="441170*logwidth/868680"/>
            <draw:equation draw:name="f245" draw:formula="217670*logheight/602153"/>
            <draw:equation draw:name="f246" draw:formula="443627*logwidth/868680"/>
            <draw:equation draw:name="f247" draw:formula="218166*logheight/602153"/>
            <draw:equation draw:name="f248" draw:formula="443905*logwidth/868680"/>
            <draw:equation draw:name="f249" draw:formula="218354*logheight/602153"/>
            <draw:equation draw:name="f250" draw:formula="444861*logwidth/868680"/>
            <draw:equation draw:name="f251" draw:formula="216045*logheight/602153"/>
            <draw:equation draw:name="f252" draw:formula="449325*logwidth/868680"/>
            <draw:equation draw:name="f253" draw:formula="214196*logheight/602153"/>
            <draw:equation draw:name="f254" draw:formula="451783*logwidth/868680"/>
            <draw:equation draw:name="f255" draw:formula="214692*logheight/602153"/>
            <draw:equation draw:name="f256" draw:formula="452099*logwidth/868680"/>
            <draw:equation draw:name="f257" draw:formula="214905*logheight/602153"/>
            <draw:equation draw:name="f258" draw:formula="453066*logwidth/868680"/>
            <draw:equation draw:name="f259" draw:formula="212571*logheight/602153"/>
            <draw:equation draw:name="f260" draw:formula="457530*logwidth/868680"/>
            <draw:equation draw:name="f261" draw:formula="210722*logheight/602153"/>
            <draw:equation draw:name="f262" draw:formula="459987*logwidth/868680"/>
            <draw:equation draw:name="f263" draw:formula="211218*logheight/602153"/>
            <draw:equation draw:name="f264" draw:formula="460910*logwidth/868680"/>
            <draw:equation draw:name="f265" draw:formula="211841*logheight/602153"/>
            <draw:equation draw:name="f266" draw:formula="461976*logwidth/868680"/>
            <draw:equation draw:name="f267" draw:formula="209268*logheight/602153"/>
            <draw:equation draw:name="f268" draw:formula="466440*logwidth/868680"/>
            <draw:equation draw:name="f269" draw:formula="207419*logheight/602153"/>
            <draw:equation draw:name="f270" draw:formula="468817*logwidth/868680"/>
            <draw:equation draw:name="f271" draw:formula="207899*logheight/602153"/>
            <draw:equation draw:name="f272" draw:formula="470181*logwidth/868680"/>
            <draw:equation draw:name="f273" draw:formula="204606*logheight/602153"/>
            <draw:equation draw:name="f274" draw:formula="474645*logwidth/868680"/>
            <draw:equation draw:name="f275" draw:formula="202757*logheight/602153"/>
            <draw:equation draw:name="f276" draw:formula="480958*logwidth/868680"/>
            <draw:equation draw:name="f277" draw:formula="209070*logheight/602153"/>
            <draw:equation draw:name="f278" draw:formula="480934*logwidth/868680"/>
            <draw:equation draw:name="f279" draw:formula="209188*logheight/602153"/>
            <draw:equation draw:name="f280" draw:formula="482183*logwidth/868680"/>
            <draw:equation draw:name="f281" draw:formula="209523*logheight/602153"/>
            <draw:equation draw:name="f282" draw:formula="454407*logwidth/868680"/>
            <draw:equation draw:name="f283" draw:formula="313186*logheight/602153"/>
            <draw:equation draw:name="f284" draw:formula="462662*logwidth/868680"/>
            <draw:equation draw:name="f285" draw:formula="314063*logheight/602153"/>
            <draw:equation draw:name="f286" draw:formula="466155*logwidth/868680"/>
            <draw:equation draw:name="f287" draw:formula="314700*logheight/602153"/>
            <draw:equation draw:name="f288" draw:formula="474280*logwidth/868680"/>
            <draw:equation draw:name="f289" draw:formula="299468*logheight/602153"/>
            <draw:equation draw:name="f290" draw:formula="506315*logwidth/868680"/>
            <draw:equation draw:name="f291" draw:formula="258913*logheight/602153"/>
            <draw:equation draw:name="f292" draw:formula="507407*logwidth/868680"/>
            <draw:equation draw:name="f293" draw:formula="113871*logheight/602153"/>
            <draw:equation draw:name="f294" draw:formula="435112*logwidth/868680"/>
            <draw:equation draw:name="f295" draw:formula="83286*logheight/602153"/>
            <draw:equation draw:name="f296" draw:formula="58241*logwidth/868680"/>
            <draw:equation draw:name="f297" draw:formula="53799*logheight/602153"/>
            <draw:equation draw:name="f298" draw:formula="810439*logwidth/868680"/>
            <draw:equation draw:name="f299" draw:formula="53799*logheight/602153"/>
            <draw:equation draw:name="f300" draw:formula="810439*logwidth/868680"/>
            <draw:equation draw:name="f301" draw:formula="434834*logheight/602153"/>
            <draw:equation draw:name="f302" draw:formula="58241*logwidth/868680"/>
            <draw:equation draw:name="f303" draw:formula="434834*logheight/602153"/>
            <draw:equation draw:name="f304" draw:formula="35537*logwidth/868680"/>
            <draw:equation draw:name="f305" draw:formula="26653*logheight/602153"/>
            <draw:equation draw:name="f306" draw:formula="35537*logwidth/868680"/>
            <draw:equation draw:name="f307" draw:formula="461980*logheight/602153"/>
            <draw:equation draw:name="f308" draw:formula="833143*logwidth/868680"/>
            <draw:equation draw:name="f309" draw:formula="461980*logheight/602153"/>
            <draw:equation draw:name="f310" draw:formula="833143*logwidth/868680"/>
            <draw:equation draw:name="f311" draw:formula="26653*logheight/602153"/>
            <draw:equation draw:name="f312" draw:formula="0*logwidth/868680"/>
            <draw:equation draw:name="f313" draw:formula="0*logheight/602153"/>
            <draw:equation draw:name="f314" draw:formula="868680*logwidth/868680"/>
            <draw:equation draw:name="f315" draw:formula="0*logheight/602153"/>
            <draw:equation draw:name="f316" draw:formula="868680*logwidth/868680"/>
            <draw:equation draw:name="f317" draw:formula="488633*logheight/602153"/>
            <draw:equation draw:name="f318" draw:formula="474466*logwidth/868680"/>
            <draw:equation draw:name="f319" draw:formula="488633*logheight/602153"/>
            <draw:equation draw:name="f320" draw:formula="474466*logwidth/868680"/>
            <draw:equation draw:name="f321" draw:formula="548594*logheight/602153"/>
            <draw:equation draw:name="f322" draw:formula="473814*logwidth/868680"/>
            <draw:equation draw:name="f323" draw:formula="548594*logheight/602153"/>
            <draw:equation draw:name="f324" draw:formula="434014*logwidth/868680"/>
            <draw:equation draw:name="f325" draw:formula="566863*logheight/602153"/>
            <draw:equation draw:name="f326" draw:formula="394214*logwidth/868680"/>
            <draw:equation draw:name="f327" draw:formula="548594*logheight/602153"/>
            <draw:equation draw:name="f328" draw:formula="394866*logwidth/868680"/>
            <draw:equation draw:name="f329" draw:formula="545623*logheight/602153"/>
            <draw:equation draw:name="f330" draw:formula="394866*logwidth/868680"/>
            <draw:equation draw:name="f331" draw:formula="488633*logheight/602153"/>
            <draw:equation draw:name="f332" draw:formula="0*logwidth/868680"/>
            <draw:equation draw:name="f333" draw:formula="488633*logheight/602153"/>
            <draw:equation draw:name="f334" draw:formula="logwidth"/>
            <draw:equation draw:name="f335" draw:formula="logheight"/>
          </draw:enhanced-geometry>
        </draw:custom-shape>
        <draw:custom-shape draw:name="Freeform 30" draw:style-name="gr1" draw:text-style-name="P1" xml:id="id6" draw:id="id6" draw:layer="layout" svg:width="2.068cm" svg:height="1.433cm" svg:x="14.695cm" svg:y="13.275cm">
          <text:p/>
          <draw:enhanced-geometry draw:mirror-horizontal="false" draw:mirror-vertical="false" svg:viewBox="0 0 0 0" drawooo:sub-view-size="868680 602153" draw:text-areas="0 0 ?f0 ?f1" draw:type="ooxml-non-primitive" draw:enhanced-path="M 250733 515285 L 379727 515285 379727 555803 C 379727 570498 404178 582410 434340 582410 464502 582410 488953 570498 488953 555803 L 488953 515285 617947 515285 639664 602153 229016 602153 Z M 463089 140192 L 501636 140192 C 568863 140192 602476 171798 602476 235010 602476 266788 593471 291338 575459 308661 557448 325984 532267 334646 499915 334646 L 463089 334646 Z M 434180 114036 L 434180 360802 499571 360802 C 540068 360802 572390 349244 596539 326128 620688 303011 632763 272409 632763 234322 632763 154131 589283 114036 502324 114036 Z M 298058 109906 C 276375 109906 257676 114610 241959 124017 L 241959 151378 C 257217 139676 273565 133825 291002 133825 321977 133825 337464 147821 337464 175814 337464 206100 317159 221243 276547 221243 L 257102 221243 257102 245163 277580 245163 C 323468 245163 346413 261281 346413 293518 346413 300860 345065 307457 342369 313307 339673 319158 335830 324149 330839 328279 325849 332409 319883 335563 312943 337743 306002 339923 298230 341013 289626 341013 268173 341013 249129 334474 232494 321395 L 232494 351682 C 246375 360630 265075 365104 288593 365104 301442 365104 313201 363326 323870 359770 334539 356213 343688 351194 351317 344713 358946 338231 364854 330430 369042 321309 373229 312189 375323 302065 375323 290937 375323 282677 373860 275134 370935 268308 368009 261482 363965 255545 358803 250497 353640 245450 347503 241348 340390 238193 333277 235039 325533 233002 317159 232085 L 317159 231396 C 349969 222104 366374 201224 366374 168758 366374 160039 364740 152066 361470 144839 358200 137611 353583 131416 347617 126254 341652 121091 334482 117076 326107 114208 317732 111340 308383 109906 298058 109906 Z M 58241 53799 L 810439 53799 810439 434834 58241 434834 Z M 35537 26653 L 35537 461980 833143 461980 833143 26653 Z M 0 0 L 868680 0 868680 488633 474466 488633 474466 548594 473814 548594 C 473814 558684 455995 566863 434014 566863 412033 566863 394214 558684 394214 548594 L 394866 545623 394866 488633 0 488633 Z N">
            <draw:equation draw:name="f0" draw:formula="logwidth"/>
            <draw:equation draw:name="f1" draw:formula="logheight"/>
          </draw:enhanced-geometry>
        </draw:custom-shape>
        <anim:par presentation:node-type="timing-root">
          <anim:par smil:begin="id1.begin">
            <anim:transitionFilter smil:dur="3s" smil:type="miscShapeWipe" smil:subtype="cornersOut"/>
          </anim:par>
          <anim:seq smil:dur="indefinite" presentation:node-type="main-sequence">
            <anim:par smil:begin="next" smil:fill="hold">
              <anim:par smil:begin="0s" smil:fill="hold">
                <anim:par smil:begin="0s" smil:fill="hold" presentation:node-type="on-click" presentation:preset-class="emphasis" presentation:preset-id="ooo-emphasis-flash-bulb">
                  <anim:transitionFilter smil:dur="0.5s" smil:targetElement="id2" smil:type="fade" smil:subtype="crossfade" smil:mode="out"/>
                  <anim:animateTransform smil:dur="0.25s" smil:fill="hold" smil:autoReverse="true" smil:targetElement="id2" smil:by="292" smil:attributeName="transform" svg:type="scale"/>
                </anim:par>
              </anim:par>
              <anim:par smil:begin="0.5s" smil:fill="hold">
                <anim:par smil:begin="0s" smil:fill="hold" presentation:node-type="after-previous" presentation:preset-class="emphasis" presentation:preset-id="ooo-emphasis-flash-bulb">
                  <anim:transitionFilter smil:dur="0.5s" smil:targetElement="id3" smil:type="fade" smil:subtype="crossfade" smil:mode="out"/>
                  <anim:animateTransform smil:dur="0.25s" smil:fill="hold" smil:autoReverse="true" smil:targetElement="id3" smil:by="292" smil:attributeName="transform" svg:type="scale"/>
                </anim:par>
              </anim:par>
              <anim:par smil:begin="1s" smil:fill="hold">
                <anim:par smil:begin="0s" smil:fill="hold" presentation:node-type="after-previous" presentation:preset-class="emphasis" presentation:preset-id="ooo-emphasis-flash-bulb">
                  <anim:transitionFilter smil:dur="0.5s" smil:targetElement="id4" smil:type="fade" smil:subtype="crossfade" smil:mode="out"/>
                  <anim:animateTransform smil:dur="0.25s" smil:fill="hold" smil:autoReverse="true" smil:targetElement="id4" smil:by="292" smil:attributeName="transform" svg:type="scale"/>
                </anim:par>
              </anim:par>
              <anim:par smil:begin="1.5s" smil:fill="hold">
                <anim:par smil:begin="0s" smil:fill="hold" presentation:node-type="after-previous" presentation:preset-class="emphasis" presentation:preset-id="ooo-emphasis-flash-bulb">
                  <anim:transitionFilter smil:dur="0.5s" smil:targetElement="id5" smil:type="fade" smil:subtype="crossfade" smil:mode="out"/>
                  <anim:animateTransform smil:dur="0.25s" smil:fill="hold" smil:autoReverse="true" smil:targetElement="id5" smil:by="292" smil:attributeName="transform" svg:type="scale"/>
                </anim:par>
              </anim:par>
              <anim:par smil:begin="2s" smil:fill="hold">
                <anim:par smil:begin="0s" smil:fill="hold" presentation:node-type="after-previous" presentation:preset-class="emphasis" presentation:preset-id="ooo-emphasis-flash-bulb">
                  <anim:transitionFilter smil:dur="0.5s" smil:targetElement="id6" smil:type="fade" smil:subtype="crossfade" smil:mode="out"/>
                  <anim:animateTransform smil:dur="0.25s" smil:fill="hold" smil:autoReverse="true" smil:targetElement="id6" smil:by="292" smil:attributeName="transform" svg:type="scale"/>
                </anim:par>
              </anim:par>
            </anim:par>
          </anim:seq>
        </anim:par>
        <presentation:notes draw:style-name="dp2">
          <draw:page-thumbnail draw:name="Slide Image Placeholder 1" draw:style-name="gr3" draw:layer="layout" svg:width="16.932cm" svg:height="9.524cm" svg:x="1.058cm" svg:y="1.905cm" draw:page-number="1" presentation:class="page"/>
          <draw:frame draw:name="Notes Placeholder 2" presentation:style-name="pr1" draw:text-style-name="P3" draw:layer="layout" svg:width="15.239cm" svg:height="11.429cm" svg:x="1.905cm" svg:y="12.065cm" presentation:class="notes" presentation:placeholder="true" presentation:user-transformed="true">
            <draw:text-box/>
          </draw:frame>
          <draw:frame draw:name="Notes Placeholder 2" presentation:style-name="pr2" draw:text-style-name="P6" draw:layer="layout" svg:width="15.239cm" svg:height="11.429cm" svg:x="1.905cm" svg:y="12.065cm" presentation:class="notes" presentation:user-transformed="true">
            <draw:text-box>
              <text:p text:style-name="P4"><text:span text:style-name="T1">Speaker Notes</text:span></text:p>
              <text:list text:style-name="L2">
                <text:list-item>
                  <text:p text:style-name="P5"><text:span text:style-name="T2">An analysis of overall Northwind sales in 2011 shows that Contoso-produced Northwind brand products are making up an increasing share of overall sales.</text:span></text:p>
                </text:list-item>
                <text:list-item>
                  <text:p text:style-name="P5"><text:span text:style-name="T2">A prime example is 3D TVs, which saw a marked increase to 60% of overall Northwind 3D TV sales in 2011. <text:s/></text:span></text:p>
                </text:list-item>
                <text:list-item>
                  <text:p text:style-name="P5"><text:span text:style-name="T2">If we look at 3D TV Sales over 2010 and 2011, we can clearly the overall trend of customers increasingly choosing Northwind brand 3D TVs.</text:span></text:p>
                </text:list-item>
                <text:list-item>
                  <text:p text:style-name="P5"><text:span text:style-name="T2">In the first half of 2010, Contoso brand 3D TVs made up just 27% of overall 3D TV sales.</text:span></text:p>
                </text:list-item>
                <text:list-item>
                  <text:p text:style-name="P5"><text:span text:style-name="T2">However, by the end of the first half of 2011, that had increased to 42%.</text:span></text:p>
                </text:list-item>
                <text:list-item>
                  <text:p text:style-name="P5"><text:span text:style-name="T2">By the end of 2011, it had increased to just over 60%.</text:span></text:p>
                </text:list-item>
                <text:list-item>
                  <text:p text:style-name="P5"><text:span text:style-name="T2">The challenge for Contoso is to meet growing demand before competitors enter the market with similar products, but not to overspend on new infrastructure. In other words, Contoso must increase capacity while minimizing expansion costs in order to gain a rapid return on investment (ROI).</text:span><text:span text:style-name="T3">"Type equation here."</text:span></text:p>
                </text:list-item>
              </text:list>
              <text:p text:style-name="P5"><text:span text:style-name="T1"/></text:p>
              <text:p text:style-name="P5"><text:span text:style-name="T1"/></text:p>
              <text:p text:style-name="P5"><text:span text:style-name="T2"/></text:p>
            </draw:text-box>
          </draw:frame>
          <draw:frame draw:name="Slide Number Placeholder 3" presentation:style-name="pr3" draw:text-style-name="P8" draw:layer="layout" svg:width="8.254cm" svg:height="1.269cm" svg:x="10.791cm" svg:y="24.126cm" presentation:class="page-number" presentation:user-transformed="true">
            <draw:text-box>
              <text:p text:style-name="P7"><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entury Gothic" svg:font-family="'Century Gothic'"/>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linear" draw:start-color="#404040" draw:end-color="#494949" draw:start-intensity="100%" draw:end-intensity="100%" draw:angle="2250" draw:border="0%"/>
    <draw:gradient draw:name="Gradient_20_4" draw:display-name="Gradient 4" draw:style="linear" draw:start-color="#404040" draw:end-color="#494949" draw:start-intensity="100%" draw:end-intensity="100%" draw:angle="1350" draw:border="0%"/>
    <draw:opacity draw:name="msTransGradient_20_1" draw:display-name="msTransGradient 1" draw:style="ellipsoid" draw:cx="50%" draw:cy="50%" draw:start="98%" draw:end="9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okmark_20_Title_20_and_20_Content-background" style:display-name="Bookmark Title and Content-background" style:family="presentation">
      <style:graphic-properties draw:stroke="none" draw:fill="solid" draw:fill-color="#262626"/>
      <style:text-properties style:letter-kerning="true"/>
    </style:style>
    <style:style style:name="Bookmark_20_Title_20_and_20_Content-backgroundobjects" style:display-name="Bookmark Title and Content-backgroundobjects" style:family="presentation">
      <style:graphic-properties draw:textarea-horizontal-align="justify" draw:shadow="hidden" draw:shadow-offset-x="0.2cm" draw:shadow-offset-y="0.2cm" draw:shadow-color="#808080"/>
      <style:text-properties style:letter-kerning="true"/>
    </style:style>
    <style:style style:name="Bookmark_20_Title_20_and_20_Content-notes" style:display-name="Bookmark 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okmark_20_Title_20_and_20_Content-outline1" style:display-name="Bookmark Title and Content-outline1" style:family="presentation">
      <style:graphic-properties draw:stroke="none" draw:fill="none" draw:auto-grow-height="false" draw:fit-to-size="shrink-to-fit">
        <text:list-style style:name="Bookmark_20_Title_20_and_20_Content-outline1" style:display-name="Bookmark 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dddcd0" style:text-outline="false" style:text-line-through-style="none" style:text-line-through-type="none" style:text-position="0% 100%" style:font-name="Century Gothic" fo:font-family="'Century Gothic'" fo:font-size="2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US" style:font-style-asian="normal" style:font-weight-asian="normal" style:font-name-complex="Lucida Sans"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ookmark_20_Title_20_and_20_Content-outline2" style:display-name="Bookmark Title and Content-outline2" style:family="presentation" style:parent-style-name="Bookmark_20_Title_20_and_20_Content-outline1">
      <style:paragraph-properties fo:margin-top="0.4cm" fo:margin-bottom="0cm" fo:line-height="100%" fo:text-align="start" style:punctuation-wrap="hanging"/>
      <style:text-properties fo:font-variant="normal" fo:text-transform="none" fo:color="#dddcd0"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ookmark_20_Title_20_and_20_Content-outline3" style:display-name="Bookmark Title and Content-outline3" style:family="presentation" style:parent-style-name="Bookmark_20_Title_20_and_20_Content-outline2">
      <style:paragraph-properties fo:margin-top="0.3cm" fo:margin-bottom="0cm" fo:line-height="100%" fo:text-align="start" style:punctuation-wrap="hanging"/>
      <style:text-properties fo:font-variant="normal" fo:text-transform="none" fo:color="#dddcd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ookmark_20_Title_20_and_20_Content-outline4" style:display-name="Bookmark Title and Content-outline4" style:family="presentation" style:parent-style-name="Bookmark_20_Title_20_and_20_Content-outline3">
      <style:paragraph-properties fo:margin-top="0.2cm" fo:margin-bottom="0cm" fo:line-height="100%" fo:text-align="start" style:punctuation-wrap="hanging"/>
      <style:text-properties fo:font-variant="normal" fo:text-transform="none" fo:color="#dddcd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ookmark_20_Title_20_and_20_Content-outline5" style:display-name="Bookmark Title and Content-outline5" style:family="presentation" style:parent-style-name="Bookmark_20_Title_20_and_20_Content-outline4">
      <style:paragraph-properties fo:margin-top="0.1cm" fo:margin-bottom="0cm"/>
      <style:text-properties fo:font-size="20pt" style:font-size-asian="20pt" style:font-size-complex="20pt"/>
    </style:style>
    <style:style style:name="Bookmark_20_Title_20_and_20_Content-outline6" style:display-name="Bookmark Title and Content-outline6" style:family="presentation" style:parent-style-name="Bookmark_20_Title_20_and_20_Content-outline5">
      <style:paragraph-properties fo:margin-top="0.1cm" fo:margin-bottom="0cm"/>
      <style:text-properties fo:font-size="20pt" style:font-size-asian="20pt" style:font-size-complex="20pt"/>
    </style:style>
    <style:style style:name="Bookmark_20_Title_20_and_20_Content-outline7" style:display-name="Bookmark Title and Content-outline7" style:family="presentation" style:parent-style-name="Bookmark_20_Title_20_and_20_Content-outline6">
      <style:paragraph-properties fo:margin-top="0.1cm" fo:margin-bottom="0cm"/>
      <style:text-properties fo:font-size="20pt" style:font-size-asian="20pt" style:font-size-complex="20pt"/>
    </style:style>
    <style:style style:name="Bookmark_20_Title_20_and_20_Content-outline8" style:display-name="Bookmark Title and Content-outline8" style:family="presentation" style:parent-style-name="Bookmark_20_Title_20_and_20_Content-outline7">
      <style:paragraph-properties fo:margin-top="0.1cm" fo:margin-bottom="0cm"/>
      <style:text-properties fo:font-size="20pt" style:font-size-asian="20pt" style:font-size-complex="20pt"/>
    </style:style>
    <style:style style:name="Bookmark_20_Title_20_and_20_Content-outline9" style:display-name="Bookmark Title and Content-outline9" style:family="presentation" style:parent-style-name="Bookmark_20_Title_20_and_20_Content-outline8">
      <style:paragraph-properties fo:margin-top="0.1cm" fo:margin-bottom="0cm"/>
      <style:text-properties fo:font-size="20pt" style:font-size-asian="20pt" style:font-size-complex="20pt"/>
    </style:style>
    <style:style style:name="Bookmark_20_Title_20_and_20_Content-subtitle" style:display-name="Bookmark Title and Content-subtitle" style:family="presentation">
      <style:graphic-properties draw:stroke="none" draw:fill="none" draw:textarea-vertical-align="middle">
        <text:list-style style:name="Bookmark_20_Title_20_and_20_Content-subtitle" style:display-name="Bookmark 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okmark_20_Title_20_and_20_Content-title" style:display-name="Bookmark Title and Content-title" style:family="presentation">
      <style:graphic-properties draw:stroke="none" draw:fill="none" draw:textarea-vertical-align="middle">
        <text:list-style style:name="Bookmark_20_Title_20_and_20_Content-title" style:display-name="Bookmark 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6262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gr4" style:family="graphic" style:parent-style-name="standard">
      <style:graphic-properties draw:stroke="none" svg:stroke-width="0.053cm" draw:fill="solid" draw:fill-color="#2b511a" draw:opacity-name="msTransGradient_20_1" draw:textarea-vertical-align="middle" draw:auto-grow-height="false" draw:fit-to-size="false" fo:min-height="0cm" fo:min-width="0cm" fo:padding-top="0.125cm" fo:padding-bottom="0.125cm" fo:padding-left="0.25cm" fo:padding-right="0.25cm" fo:wrap-option="wrap" draw:shadow="visible" draw:shadow-offset-x="0cm" draw:shadow-offset-y="0.247cm" draw:shadow-color="#000000" draw:shadow-opacity="48%"/>
    </style:style>
    <style:style style:name="Mpr1" style:family="presentation" style:parent-style-name="Bookmark_20_Title_20_and_20_Content-backgroundobjects">
      <style:graphic-properties draw:stroke="none" draw:fill="none" draw:fill-color="#ffffff" draw:auto-grow-height="false" fo:min-height="12.573cm"/>
    </style:style>
    <style:style style:name="Mpr2" style:family="presentation" style:parent-style-name="Bookmark_20_Title_20_and_20_Content-backgroundobjects">
      <style:graphic-properties draw:stroke="none" draw:fill="none" draw:fill-color="#ffffff" draw:auto-grow-height="false" fo:min-height="1.397cm"/>
    </style:style>
    <style:style style:name="Mpr3" style:family="presentation" style:parent-style-name="Bookmark_20_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b511a" draw:opacity-name="msTransGradient_20_1"/>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style:handout-master>
    <style:master-page style:name="Bookmark_20_Title_20_and_20_Content" style:display-name="Bookmark Title and Content" style:page-layout-name="PM1" draw:style-name="Mdp1">
      <draw:custom-shape draw:name="Rectangle 4" draw:style-name="Mgr4" draw:text-style-name="MP5"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ookmark_20_Title_20_and_20_Content-title" draw:layer="backgroundobjects" svg:width="30.479cm" svg:height="3.18cm" svg:x="1.693cm" svg:y="0.76cm" presentation:class="title" presentation:placeholder="true">
        <draw:text-box/>
      </draw:frame>
      <draw:frame presentation:style-name="Bookmark_20_Title_20_and_20_Content-outline1" draw:layer="backgroundobjects" svg:width="30.479cm" svg:height="11.048cm" svg:x="1.693cm" svg:y="4.457cm" presentation:class="outline" presentation:placeholder="true">
        <draw:text-box/>
      </draw:frame>
      <presentation:notes style:page-layout-name="PM2">
        <draw:page-thumbnail presentation:style-name="Bookmark_20_Title_20_and_20_Content-title" draw:layer="backgroundobjects" svg:width="18.624cm" svg:height="10.476cm" svg:x="1.482cm" svg:y="2.123cm" presentation:class="page"/>
        <draw:frame presentation:style-name="Bookmark_20_Title_20_and_20_Content-notes" draw:layer="backgroundobjects" svg:width="17.271cm" svg:height="12.572cm" svg:x="2.159cm" svg:y="13.271cm" presentation:class="notes" presentation:placeholder="true">
          <draw:text-box/>
        </draw:frame>
        <draw:frame presentation:style-name="Mpr1" draw:text-style-name="MP2" draw:layer="backgroundobjects" svg:width="17.271cm" svg:height="12.572cm" svg:x="4.318cm" svg:y="15.367cm" presentation:class="header">
          <draw:text-box>
            <text:p text:style-name="MP1"><text:span text:style-name="MT1"><presentation:header/></text:span></text:p>
          </draw:text-box>
        </draw:frame>
        <draw:frame presentation:style-name="Mpr2" draw:text-style-name="MP4" draw:layer="backgroundobjects" svg:width="9.369cm" svg:height="1.396cm" svg:x="0cm" svg:y="26.543cm" presentation:class="date-time">
          <draw:text-box>
            <text:p text:style-name="MP3"><text:span text:style-name="MT1"><presentation:date-time/></text:span></text:p>
          </draw:text-box>
        </draw:frame>
        <draw:frame presentation:style-name="Mpr3" draw:text-style-name="MP2" draw:layer="backgroundobjects" svg:width="9.369cm" svg:height="1.396cm" svg:x="0cm" svg:y="0cm" presentation:class="footer">
          <draw:text-box>
            <text:p text:style-name="MP1"><text:span text:style-name="MT1"><presentation:footer/></text:span></text:p>
          </draw:text-box>
        </draw:frame>
        <draw:frame presentation:style-name="Mpr3" draw:text-style-name="MP4" draw:layer="backgroundobjects" svg:width="9.369cm" svg:height="1.396cm" svg:x="12.22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ntoso presentation</dc:title>
    <meta:initial-creator>Sanjeevini Mittal</meta:initial-creator>
    <meta:editing-cycles>290</meta:editing-cycles>
    <meta:creation-date>2013-05-01T00:15:49</meta:creation-date>
    <dc:date>2017-09-22T16:23:53.975000000</dc:date>
    <meta:editing-duration>P2DT16H49M46S</meta:editing-duration>
    <meta:generator>LibreOfficeDev/6.0.0.0.alpha0$Windows_X86_64 LibreOffice_project/c75a3ffd88732f424f8f557c94e580ecc54f551f</meta:generator>
    <meta:document-statistic meta:object-count="28"/>
    <meta:user-defined meta:name="ActivitiesAndPrograms">12990;#Microsoft product launch campaigns|e634bb7f-b77b-4305-b346-03da1c4c6f6e;#17801;#customer previews|e2bbe8c6-02ca-433d-b282-9f545cdfab07</meta:user-defined>
    <meta:user-defined meta:name="AppVersion">15.0000</meta:user-defined>
    <meta:user-defined meta:name="Audiences"/>
    <meta:user-defined meta:name="BusinessArchitecture"/>
    <meta:user-defined meta:name="Competitors" meta:value-type="string"/>
    <meta:user-defined meta:name="Confidentiality" meta:value-type="string">21;#Microsoft confidential|461efa83-0283-486a-a8d5-943328f3693f</meta:user-defined>
    <meta:user-defined meta:name="ContentTypeId" meta:value-type="string">0x0101008774C426F2198F419F5D7F1866D0A63F</meta:user-defined>
    <meta:user-defined meta:name="Groups" meta:value-type="string"/>
    <meta:user-defined meta:name="HiddenSlides" meta:value-type="float">0</meta:user-defined>
    <meta:user-defined meta:name="HyperlinksChanged" meta:value-type="boolean">false</meta:user-defined>
    <meta:user-defined meta:name="Industries" meta:value-type="string"/>
    <meta:user-defined meta:name="IsMyDocuments" meta:value-type="boolean">true</meta:user-defined>
    <meta:user-defined meta:name="ItemRetentionFormula" meta:value-type="string"/>
    <meta:user-defined meta:name="ItemType" meta:value-type="string"/>
    <meta:user-defined meta:name="Languages" meta:value-type="string"/>
    <meta:user-defined meta:name="LastUpdatedByBatchTagging" meta:value-type="boolean">false</meta:user-defined>
    <meta:user-defined meta:name="LinksUpToDate" meta:value-type="boolean">false</meta:user-defined>
    <meta:user-defined meta:name="MMClips" meta:value-type="float">0</meta:user-defined>
    <meta:user-defined meta:name="Notes" meta:value-type="float">1</meta:user-defined>
    <meta:user-defined meta:name="Partners" meta:value-type="string"/>
    <meta:user-defined meta:name="PresentationFormat" meta:value-type="string">Widescreen</meta:user-defined>
    <meta:user-defined meta:name="Products" meta:value-type="string">10899;#Microsoft Office|3a4e9862-cdce-4bdc-8664-91038e3eb1e9;#16039;#Microsoft Office future versions|b77148c7-a73d-44bc-a163-bb7920270559;#16535;#Microsoft PowerPoint|b157e6f3-5af9-48cb-a153-895c1aa220f8</meta:user-defined>
    <meta:user-defined meta:name="Region" meta:value-type="string"/>
    <meta:user-defined meta:name="Roles" meta:value-type="string"/>
    <meta:user-defined meta:name="SMSGDomain" meta:value-type="string">13357;#Microsoft Office Division|998d7cd0-7f52-4d06-a505-529ce4856340</meta:user-defined>
    <meta:user-defined meta:name="ScaleCrop" meta:value-type="boolean">false</meta:user-defined>
    <meta:user-defined meta:name="Segments" meta:value-type="string"/>
    <meta:user-defined meta:name="ShareDoc" meta:value-type="boolean">false</meta:user-defined>
    <meta:user-defined meta:name="Slides" meta:value-type="float">1</meta:user-defined>
    <meta:user-defined meta:name="TaxCatchAll" meta:value-type="string"/>
    <meta:user-defined meta:name="TaxKeyword" meta:value-type="string"/>
    <meta:user-defined meta:name="TaxKeywordTaxHTField" meta:value-type="string"/>
    <meta:user-defined meta:name="Topics" meta:value-type="string"/>
    <meta:user-defined meta:name="WorkflowChangePath" meta:value-type="string">d3765c0c-e2b5-4307-934b-d5d862e93ab3,2;d3765c0c-e2b5-4307-934b-d5d862e93ab3,2;d3765c0c-e2b5-4307-934b-d5d862e93ab3,2;d3765c0c-e2b5-4307-934b-d5d862e93ab3,5;</meta:user-defined>
    <meta:user-defined meta:name="_dlc_DocIdItemGuid" meta:value-type="string">8e148394-fcdc-4540-b1ea-c87bb7542e15</meta:user-defined>
    <meta:user-defined meta:name="_dlc_policyId" meta:value-type="string"/>
    <meta:user-defined meta:name="messageframeworktype" meta:value-type="string"/>
    <meta:template xlink:type="simple" xlink:actuate="onRequest" xlink:title="ion" xlink:href=""/>
  </office:meta>
</office:document-meta>
</file>